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cm" fo:min-width="15.24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7.569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213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5.922cm"/>
    </style:style>
    <style:style style:name="pr7" style:family="presentation" style:parent-style-name="oranssi-subtitle">
      <style:graphic-properties draw:fill="solid" draw:fill-color="#ffffff" draw:auto-grow-height="true" fo:min-height="7.47cm"/>
    </style:style>
    <style:style style:name="pr8" style:family="presentation" style:parent-style-name="oranssi-subtitle">
      <style:graphic-properties draw:fill="solid" draw:fill-color="#ffffff" draw:auto-grow-height="true" fo:min-height="10.023cm"/>
    </style:style>
    <style:style style:name="pr9" style:family="presentation" style:parent-style-name="oranssi-subtitle">
      <style:graphic-properties draw:fill="solid" draw:fill-color="#ffffff" draw:auto-grow-height="true" fo:min-height="14.517cm"/>
    </style:style>
    <style:style style:name="pr10" style:family="presentation" style:parent-style-name="oranssi-subtitle">
      <style:graphic-properties draw:fill="solid" draw:fill-color="#ffffff" draw:auto-grow-height="true" fo:min-height="17.263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P9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8pt" fo:font-style="normal" style:font-size-asian="48pt" style:font-style-asian="normal" style:font-size-complex="48pt" style:font-style-complex="normal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style:font-name="Courier"/>
    </style:style>
    <style:style style:name="T10" style:family="text">
      <style:text-properties style:font-name="Courier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00" style:font-name="Courier 10 Pitch" fo:font-size="26pt" style:font-size-asian="26pt" style:font-size-complex="26pt"/>
    </style:style>
    <style:style style:name="T14" style:family="text">
      <style:text-properties style:font-name="Nimbus Roman No9 L"/>
    </style:style>
    <style:style style:name="T15" style:family="text">
      <style:text-properties fo:color="#000000" style:font-name="Courier 10 Pitch" fo:font-size="24pt" style:font-size-asian="24pt" style:font-size-complex="24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color="#000000" style:font-name="Courier 10 Pitch" fo:font-size="22pt" style:font-size-asian="22pt" style:font-size-complex="22pt"/>
    </style:style>
    <style:style style:name="T18" style:family="text">
      <style:text-properties fo:color="#000000" style:font-name="Courier 10 Pitch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3cm" presentation:class="sub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ç</text:span><text:span text:style-name="T1">ã</text:span><text:span text:style-name="T1">o</text:span><text:span text:style-name="T1"> </text:span><text:span text:style-name="T1">a</text:span><text:span text:style-name="T1">o</text:span></text:p>
            <text:p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d</text:span><text:span text:style-name="T1">o</text:span><text:span text:style-name="T1">s</text:span></text:p>
            <text:p><text:span text:style-name="T1"/></text:p>
            <text:p><text:span text:style-name="T2">A</text:span><text:span text:style-name="T2">r</text:span><text:span text:style-name="T2">q</text:span><text:span text:style-name="T2">u</text:span><text:span text:style-name="T2">i</text:span><text:span text:style-name="T2">v</text:span><text:span text:style-name="T2">o</text:span><text:span text:style-name="T2">s</text:span></text:p>
          </draw:text-box>
        </draw:frame>
        <draw:frame draw:style-name="gr1" draw:text-style-name="P3" draw:layer="layout" svg:width="15.894cm" svg:height="4.77cm" svg:x="8.649cm" svg:y="13.572cm">
          <draw:text-box>
            <text:p text:style-name="P2"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s</text:span><text:span text:style-name="T3">c</text:span><text:span text:style-name="T3">o</text:span><text:span text:style-name="T3"> </text:span><text:span text:style-name="T3">S</text:span><text:span text:style-name="T3">a</text:span><text:span text:style-name="T3">n</text:span><text:span text:style-name="T3">t</text:span><text:span text:style-name="T3">'</text:span><text:span text:style-name="T3">A</text:span><text:span text:style-name="T3">n</text:span><text:span text:style-name="T3">n</text:span><text:span text:style-name="T3">a</text:span></text:p>
            <text:p text:style-name="P2"><text:span text:style-name="T4"/></text:p>
            <text:p text:style-name="P2"><text:span text:style-name="T5">f</text:span><text:span text:style-name="T5">r</text:span><text:span text:style-name="T5">a</text:span><text:span text:style-name="T5">n</text:span><text:span text:style-name="T5">c</text:span><text:span text:style-name="T5">i</text:span><text:span text:style-name="T5">s</text:span><text:span text:style-name="T5">c</text:span><text:span text:style-name="T5">o</text:span><text:span text:style-name="T5">@</text:span><text:span text:style-name="T5">i</text:span><text:span text:style-name="T5">m</text:span><text:span text:style-name="T5">e</text:span><text:span text:style-name="T5">.</text:span><text:span text:style-name="T5">u</text:span><text:span text:style-name="T5">e</text:span><text:span text:style-name="T5">r</text:span><text:span text:style-name="T5">j</text:span><text:span text:style-name="T5">.</text:span><text:span text:style-name="T5">b</text:span><text:span text:style-name="T5">r</text:span></text:p>
            <text:p text:style-name="P2"><text:span text:style-name="T4"/></text:p>
            <text:p text:style-name="P2"><text:span text:style-name="T6">h</text:span><text:span text:style-name="T6">t</text:span><text:span text:style-name="T6">t</text:span><text:span text:style-name="T6">p</text:span><text:span text:style-name="T6">:</text:span><text:span text:style-name="T6">/</text:span><text:span text:style-name="T6">/</text:span><text:span text:style-name="T6">g</text:span><text:span text:style-name="T6">i</text:span><text:span text:style-name="T6">t</text:span><text:span text:style-name="T6">h</text:span><text:span text:style-name="T6">u</text:span><text:span text:style-name="T6">b</text:span><text:span text:style-name="T6">.</text:span><text:span text:style-name="T6">c</text:span><text:span text:style-name="T6">o</text:span><text:span text:style-name="T6">m</text:span><text:span text:style-name="T6">/</text:span><text:span text:style-name="T6">f</text:span><text:span text:style-name="T6">s</text:span><text:span text:style-name="T6">a</text:span><text:span text:style-name="T6">n</text:span><text:span text:style-name="T6">t</text:span><text:span text:style-name="T6">a</text:span><text:span text:style-name="T6">n</text:span><text:span text:style-name="T6">n</text:span><text:span text:style-name="T6">a</text:span><text:span text:style-name="T6">-</text:span><text:span text:style-name="T6">u</text:span><text:span text:style-name="T6">e</text:span><text:span text:style-name="T6">r</text:span><text:span text:style-name="T6">j</text:span><text:span text:style-name="T6">/</text:span><text:span text:style-name="T6">I</text:span><text:span text:style-name="T6">P</text:span><text:span text:style-name="T6">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A</text:span><text:span text:style-name="T7">r</text:span><text:span text:style-name="T7">q</text:span><text:span text:style-name="T7">u</text:span><text:span text:style-name="T7">i</text:span><text:span text:style-name="T7">v</text:span><text:span text:style-name="T7">o</text:span><text:span text:style-name="T7">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" text:id="id1">Até agora, ao terminar a execução dos programas, todos os dados são perdidos</text:p>
              </text:list-item>
              <text:list-item>
                <text:p xml:id="id2" text:id="id2">Variáveis, listas, matrizes, etc, são armazenados temporariamente</text:p>
                <text:list>
                  <text:list-item>
                    <text:p xml:id="id3" text:id="id3">memória principal, volátil</text:p>
                  </text:list-item>
                </text:list>
              </text:list-item>
              <text:list-item>
                <text:p xml:id="id4" text:id="id4">Com arquivos, podemos guardar os dados permanentemente</text:p>
                <text:list>
                  <text:list-item>
                    <text:p xml:id="id5" text:id="id5">memória secundária, persisten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<text:span text:style-name="T8">-</text:span><text:span text:style-name="T8"> </text:span><text:span text:style-name="T8">T</text:span><text:span text:style-name="T8">O</text:span><text:span text:style-name="T8">D</text:span><text:span text:style-name="T8">O</text:span><text:span text:style-name="T8">:</text:span></text:p>
              <text:p><text:span text:style-name="T8"><text:s/></text:span><text:span text:style-name="T8"><text:s/></text:span><text:span text:style-name="T8">-</text:span><text:span text:style-name="T8"> </text:span><text:span text:style-name="T8">m</text:span><text:span text:style-name="T8">o</text:span><text:span text:style-name="T8">v</text:span><text:span text:style-name="T8">e</text:span><text:span text:style-name="T8">r</text:span><text:span text:style-name="T8"> </text:span><text:span text:style-name="T8">e</text:span><text:span text:style-name="T8">s</text:span><text:span text:style-name="T8">s</text:span><text:span text:style-name="T8">e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i</text:span><text:span text:style-name="T8">d</text:span><text:span text:style-name="T8">a</text:span><text:span text:style-name="T8">d</text:span><text:span text:style-name="T8">e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o</text:span><text:span text:style-name="T8"> </text:span><text:span text:style-name="T8">f</text:span><text:span text:style-name="T8">i</text:span><text:span text:style-name="T8">m</text:span></text:p>
              <text:p><text:span text:style-name="T8"><text:s/></text:span><text:span text:style-name="T8"><text:s/></text:span><text:span text:style-name="T8">-</text:span><text:span text:style-name="T8"> </text:span><text:span text:style-name="T8">c</text:span><text:span text:style-name="T8">r</text:span><text:span text:style-name="T8">i</text:span><text:span text:style-name="T8">a</text:span><text:span text:style-name="T8">r</text:span><text:span text:style-name="T8"> </text:span><text:span text:style-name="T8">u</text:span><text:span text:style-name="T8">m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c</text:span><text:span text:style-name="T8">a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g</text:span><text:span text:style-name="T8">u</text:span><text:span text:style-name="T8">i</text:span><text:span text:style-name="T8">a</text:span><text:span text:style-name="T8">r</text:span><text:span text:style-name="T8"> </text:span><text:span text:style-name="T8">a</text:span><text:span text:style-name="T8"> </text:span><text:span text:style-name="T8">a</text:span><text:span text:style-name="T8">u</text:span><text:span text:style-name="T8">l</text:span><text:span text:style-name="T8">a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A</text:span><text:span text:style-name="T7">r</text:span><text:span text:style-name="T7">q</text:span><text:span text:style-name="T7">u</text:span><text:span text:style-name="T7">i</text:span><text:span text:style-name="T7">v</text:span><text:span text:style-name="T7">o</text:span><text:span text:style-name="T7">s</text:span><text:span text:style-name="T7">:</text:span><text:span text:style-name="T7"> </text:span><text:span text:style-name="T7">a</text:span><text:span text:style-name="T7">b</text:span><text:span text:style-name="T7">r</text:span><text:span text:style-name="T7">i</text:span><text:span text:style-name="T7">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9">&lt;var&gt; = </text:span><text:span text:style-name="T10">open</text:span><text:span text:style-name="T9">(&lt;caminho&gt;, &lt;modo&gt;)</text:span></text:p>
                <text:list>
                  <text:list-item>
                    <text:p xml:id="id7" text:id="id7">modos</text:p>
                    <text:list>
                      <text:list-item>
                        <text:p xml:id="id8" text:id="id8"><text:span text:style-name="T9">‘</text:span><text:span text:style-name="T9">r’</text:span>: modo leitura (<text:span text:style-name="T11">read</text:span>)</text:p>
                      </text:list-item>
                      <text:list-item>
                        <text:p xml:id="id9" text:id="id9"><text:span text:style-name="T9">‘</text:span><text:span text:style-name="T9">w’</text:span>: modo escrita (<text:span text:style-name="T11">write</text:span><text:span text:style-name="T12">)</text:span></text:p>
                      </text:list-item>
                    </text:list>
                  </text:list-item>
                  <text:list-item>
                    <text:p xml:id="id10" text:id="id10">retorno é um “handle” ou referência que será usado para operar o arquivo</text:p>
                  </text:list-item>
                </text:list>
              </text:list-item>
            </text:list>
          </draw:text-box>
        </draw:frame>
        <draw:frame presentation:style-name="pr6" draw:text-style-name="P8" xml:id="id11" draw:id="id11" draw:layer="layout" svg:width="20.711cm" svg:height="5.922cm" svg:x="3.731cm" svg:y="14.377cm">
          <draw:text-box>
            <text:p text:style-name="P7"><text:span text:style-name="T13">arq = open(‘c:\teste.txt’, ‘w’)</text:span></text:p>
            <text:p text:style-name="P7"><text:span text:style-name="T13"/></text:p>
            <text:p text:style-name="P7"><text:span text:style-name="T13">...</text:span></text:p>
            <text:p text:style-name="P7"><text:span text:style-name="T13"/></text:p>
            <text:p text:style-name="P7"><text:span text:style-name="T13">arq = open(‘c:\teste.txt’, ‘r’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<text:span text:style-name="T8">-</text:span><text:span text:style-name="T8"> </text:span><text:span text:style-name="T8">T</text:span><text:span text:style-name="T8">O</text:span><text:span text:style-name="T8">D</text:span><text:span text:style-name="T8">O</text:span><text:span text:style-name="T8">:</text:span></text:p>
              <text:p><text:span text:style-name="T8"><text:s/></text:span><text:span text:style-name="T8"><text:s/></text:span><text:span text:style-name="T8">-</text:span><text:span text:style-name="T8"> </text:span><text:span text:style-name="T8">m</text:span><text:span text:style-name="T8">o</text:span><text:span text:style-name="T8">v</text:span><text:span text:style-name="T8">e</text:span><text:span text:style-name="T8">r</text:span><text:span text:style-name="T8"> </text:span><text:span text:style-name="T8">e</text:span><text:span text:style-name="T8">s</text:span><text:span text:style-name="T8">s</text:span><text:span text:style-name="T8">e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i</text:span><text:span text:style-name="T8">d</text:span><text:span text:style-name="T8">a</text:span><text:span text:style-name="T8">d</text:span><text:span text:style-name="T8">e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o</text:span><text:span text:style-name="T8"> </text:span><text:span text:style-name="T8">f</text:span><text:span text:style-name="T8">i</text:span><text:span text:style-name="T8">m</text:span></text:p>
              <text:p><text:span text:style-name="T8"><text:s/></text:span><text:span text:style-name="T8"><text:s/></text:span><text:span text:style-name="T8">-</text:span><text:span text:style-name="T8"> </text:span><text:span text:style-name="T8">c</text:span><text:span text:style-name="T8">r</text:span><text:span text:style-name="T8">i</text:span><text:span text:style-name="T8">a</text:span><text:span text:style-name="T8">r</text:span><text:span text:style-name="T8"> </text:span><text:span text:style-name="T8">u</text:span><text:span text:style-name="T8">m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c</text:span><text:span text:style-name="T8">a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g</text:span><text:span text:style-name="T8">u</text:span><text:span text:style-name="T8">i</text:span><text:span text:style-name="T8">a</text:span><text:span text:style-name="T8">r</text:span><text:span text:style-name="T8"> </text:span><text:span text:style-name="T8">a</text:span><text:span text:style-name="T8"> </text:span><text:span text:style-name="T8">a</text:span><text:span text:style-name="T8">u</text:span><text:span text:style-name="T8">l</text:span><text:span text:style-name="T8">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A</text:span><text:span text:style-name="T7">r</text:span><text:span text:style-name="T7">q</text:span><text:span text:style-name="T7">u</text:span><text:span text:style-name="T7">i</text:span><text:span text:style-name="T7">v</text:span><text:span text:style-name="T7">o</text:span><text:span text:style-name="T7">s</text:span><text:span text:style-name="T7">:</text:span><text:span text:style-name="T7"> </text:span><text:span text:style-name="T7">f</text:span><text:span text:style-name="T7">e</text:span><text:span text:style-name="T7">c</text:span><text:span text:style-name="T7">h</text:span><text:span text:style-name="T7">a</text:span><text:span text:style-name="T7">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2" text:id="id12"><text:span text:style-name="T9">&lt;var&gt;.close()</text:span></text:p>
              </text:list-item>
              <text:list-item>
                <text:p xml:id="id13" text:id="id13"><text:span text:style-name="T14">libera o recurso</text:span></text:p>
              </text:list-item>
            </text:list>
          </draw:text-box>
        </draw:frame>
        <draw:frame presentation:style-name="pr7" draw:text-style-name="P8" xml:id="id14" draw:id="id14" draw:layer="layout" svg:width="20.711cm" svg:height="7.47cm" svg:x="3.731cm" svg:y="10.129cm">
          <draw:text-box>
            <text:p text:style-name="P7"><text:span text:style-name="T13">arq = open(‘c:\teste.txt’, ‘w’)</text:span></text:p>
            <text:p text:style-name="P7"><text:span text:style-name="T13"/></text:p>
            <text:p text:style-name="P7"><text:span text:style-name="T13">...</text:span></text:p>
            <text:p text:style-name="P7"><text:span text:style-name="T13"/></text:p>
            <text:p text:style-name="P7"><text:span text:style-name="T13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<text:span text:style-name="T8">-</text:span><text:span text:style-name="T8"> </text:span><text:span text:style-name="T8">T</text:span><text:span text:style-name="T8">O</text:span><text:span text:style-name="T8">D</text:span><text:span text:style-name="T8">O</text:span><text:span text:style-name="T8">:</text:span></text:p>
              <text:p><text:span text:style-name="T8"><text:s/></text:span><text:span text:style-name="T8"><text:s/></text:span><text:span text:style-name="T8">-</text:span><text:span text:style-name="T8"> </text:span><text:span text:style-name="T8">m</text:span><text:span text:style-name="T8">o</text:span><text:span text:style-name="T8">v</text:span><text:span text:style-name="T8">e</text:span><text:span text:style-name="T8">r</text:span><text:span text:style-name="T8"> </text:span><text:span text:style-name="T8">e</text:span><text:span text:style-name="T8">s</text:span><text:span text:style-name="T8">s</text:span><text:span text:style-name="T8">e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i</text:span><text:span text:style-name="T8">d</text:span><text:span text:style-name="T8">a</text:span><text:span text:style-name="T8">d</text:span><text:span text:style-name="T8">e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o</text:span><text:span text:style-name="T8"> </text:span><text:span text:style-name="T8">f</text:span><text:span text:style-name="T8">i</text:span><text:span text:style-name="T8">m</text:span></text:p>
              <text:p><text:span text:style-name="T8"><text:s/></text:span><text:span text:style-name="T8"><text:s/></text:span><text:span text:style-name="T8">-</text:span><text:span text:style-name="T8"> </text:span><text:span text:style-name="T8">c</text:span><text:span text:style-name="T8">r</text:span><text:span text:style-name="T8">i</text:span><text:span text:style-name="T8">a</text:span><text:span text:style-name="T8">r</text:span><text:span text:style-name="T8"> </text:span><text:span text:style-name="T8">u</text:span><text:span text:style-name="T8">m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c</text:span><text:span text:style-name="T8">a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g</text:span><text:span text:style-name="T8">u</text:span><text:span text:style-name="T8">i</text:span><text:span text:style-name="T8">a</text:span><text:span text:style-name="T8">r</text:span><text:span text:style-name="T8"> </text:span><text:span text:style-name="T8">a</text:span><text:span text:style-name="T8"> </text:span><text:span text:style-name="T8">a</text:span><text:span text:style-name="T8">u</text:span><text:span text:style-name="T8">l</text:span><text:span text:style-name="T8">a</text:span></text:p>
            </draw:text-box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A</text:span><text:span text:style-name="T7">r</text:span><text:span text:style-name="T7">q</text:span><text:span text:style-name="T7">u</text:span><text:span text:style-name="T7">i</text:span><text:span text:style-name="T7">v</text:span><text:span text:style-name="T7">o</text:span><text:span text:style-name="T7">s</text:span><text:span text:style-name="T7">:</text:span><text:span text:style-name="T7"> </text:span><text:span text:style-name="T7">e</text:span><text:span text:style-name="T7">s</text:span><text:span text:style-name="T7">c</text:span><text:span text:style-name="T7">r</text:span><text:span text:style-name="T7">e</text:span><text:span text:style-name="T7">v</text:span><text:span text:style-name="T7">e</text:span><text:span text:style-name="T7">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5" text:id="id15"><text:span text:style-name="T9">&lt;var&gt;.write(&lt;string&gt;)</text:span></text:p>
              </text:list-item>
            </text:list>
          </draw:text-box>
        </draw:frame>
        <draw:frame presentation:style-name="pr7" draw:text-style-name="P8" xml:id="id16" draw:id="id16" draw:layer="layout" svg:width="20.711cm" svg:height="7.47cm" svg:x="3.732cm" svg:y="10.129cm">
          <draw:text-box>
            <text:p text:style-name="P7"><text:span text:style-name="T13">arq = open(‘c:\teste.txt’, ‘w’)</text:span></text:p>
            <text:p text:style-name="P7"><text:span text:style-name="T13"/></text:p>
            <text:p text:style-name="P7"><text:span text:style-name="T13">arq.write(‘ola mundo’)</text:span></text:p>
            <text:p text:style-name="P7"><text:span text:style-name="T13"/></text:p>
            <text:p text:style-name="P7"><text:span text:style-name="T13">arq.close()</text:span></text:p>
          </draw:text-box>
        </draw:frame>
        <draw:line draw:style-name="gr3" draw:text-style-name="P9" draw:layer="DrawnInSlideshow" svg:x1="5.554cm" svg:y1="2.282cm" svg:x2="5.488cm" svg:y2="2.282cm">
          <text:p/>
        </draw:line>
        <draw:line draw:style-name="gr3" draw:text-style-name="P9" draw:layer="DrawnInSlideshow" svg:x1="5.554cm" svg:y1="2.282cm" svg:x2="5.488cm" svg:y2="2.282cm">
          <text:p/>
        </draw:line>
        <draw:line draw:style-name="gr3" draw:text-style-name="P9" draw:layer="DrawnInSlideshow" svg:x1="5.554cm" svg:y1="2.282cm" svg:x2="5.488cm" svg:y2="2.28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<text:span text:style-name="T8">-</text:span><text:span text:style-name="T8"> </text:span><text:span text:style-name="T8">T</text:span><text:span text:style-name="T8">O</text:span><text:span text:style-name="T8">D</text:span><text:span text:style-name="T8">O</text:span><text:span text:style-name="T8">:</text:span></text:p>
              <text:p><text:span text:style-name="T8"><text:s/></text:span><text:span text:style-name="T8"><text:s/></text:span><text:span text:style-name="T8">-</text:span><text:span text:style-name="T8"> </text:span><text:span text:style-name="T8">m</text:span><text:span text:style-name="T8">o</text:span><text:span text:style-name="T8">v</text:span><text:span text:style-name="T8">e</text:span><text:span text:style-name="T8">r</text:span><text:span text:style-name="T8"> </text:span><text:span text:style-name="T8">e</text:span><text:span text:style-name="T8">s</text:span><text:span text:style-name="T8">s</text:span><text:span text:style-name="T8">e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i</text:span><text:span text:style-name="T8">d</text:span><text:span text:style-name="T8">a</text:span><text:span text:style-name="T8">d</text:span><text:span text:style-name="T8">e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o</text:span><text:span text:style-name="T8"> </text:span><text:span text:style-name="T8">f</text:span><text:span text:style-name="T8">i</text:span><text:span text:style-name="T8">m</text:span></text:p>
              <text:p><text:span text:style-name="T8"><text:s/></text:span><text:span text:style-name="T8"><text:s/></text:span><text:span text:style-name="T8">-</text:span><text:span text:style-name="T8"> </text:span><text:span text:style-name="T8">c</text:span><text:span text:style-name="T8">r</text:span><text:span text:style-name="T8">i</text:span><text:span text:style-name="T8">a</text:span><text:span text:style-name="T8">r</text:span><text:span text:style-name="T8"> </text:span><text:span text:style-name="T8">u</text:span><text:span text:style-name="T8">m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c</text:span><text:span text:style-name="T8">a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g</text:span><text:span text:style-name="T8">u</text:span><text:span text:style-name="T8">i</text:span><text:span text:style-name="T8">a</text:span><text:span text:style-name="T8">r</text:span><text:span text:style-name="T8"> </text:span><text:span text:style-name="T8">a</text:span><text:span text:style-name="T8"> </text:span><text:span text:style-name="T8">a</text:span><text:span text:style-name="T8">u</text:span><text:span text:style-name="T8">l</text:span><text:span text:style-name="T8">a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E</text:span><text:span text:style-name="T7">x</text:span><text:span text:style-name="T7">e</text:span><text:span text:style-name="T7">r</text:span><text:span text:style-name="T7">c</text:span><text:span text:style-name="T7">í</text:span><text:span text:style-name="T7">c</text:span><text:span text:style-name="T7">i</text:span><text:span text:style-name="T7">o</text:span><text:span text:style-name="T7"> </text:span><text:span text:style-name="T7">0</text:span><text:span text:style-name="T7">1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7" text:id="id17">ler do teclado os nomes e notas de cinco alunos</text:p>
              </text:list-item>
              <text:list-item>
                <text:p xml:id="id18" text:id="id18">escrever os valores lidos para um arquivo</text:p>
              </text:list-item>
            </text:list>
          </draw:text-box>
        </draw:frame>
        <draw:frame presentation:style-name="pr7" draw:text-style-name="P8" xml:id="id19" draw:id="id19" draw:layer="layout" svg:width="20.711cm" svg:height="7.47cm" svg:x="3.732cm" svg:y="10.13cm">
          <draw:text-box>
            <text:p text:style-name="P7"><text:span text:style-name="T15">arq = open('notas.txt', 'w')</text:span></text:p>
            <text:p text:style-name="P7"><text:span text:style-name="T15">for i in range(0,3):</text:span></text:p>
            <text:p text:style-name="P7"><text:span text:style-name="T15"><text:s text:c="4"/></text:span><text:span text:style-name="T15">nome = raw_input('nome: ')</text:span></text:p>
            <text:p text:style-name="P7"><text:span text:style-name="T15"><text:s text:c="4"/></text:span><text:span text:style-name="T15">nota = input('nota: ')</text:span></text:p>
            <text:p text:style-name="P7"><text:span text:style-name="T15"><text:s text:c="4"/></text:span><text:span text:style-name="T15">arq.write(nome+' '+str(nota)+'\n')</text:span></text:p>
            <text:p text:style-name="P7"><text:span text:style-name="T15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<text:span text:style-name="T8">-</text:span><text:span text:style-name="T8"> </text:span><text:span text:style-name="T8">T</text:span><text:span text:style-name="T8">O</text:span><text:span text:style-name="T8">D</text:span><text:span text:style-name="T8">O</text:span><text:span text:style-name="T8">:</text:span></text:p>
              <text:p><text:span text:style-name="T8"><text:s/></text:span><text:span text:style-name="T8"><text:s/></text:span><text:span text:style-name="T8">-</text:span><text:span text:style-name="T8"> </text:span><text:span text:style-name="T8">m</text:span><text:span text:style-name="T8">o</text:span><text:span text:style-name="T8">v</text:span><text:span text:style-name="T8">e</text:span><text:span text:style-name="T8">r</text:span><text:span text:style-name="T8"> </text:span><text:span text:style-name="T8">e</text:span><text:span text:style-name="T8">s</text:span><text:span text:style-name="T8">s</text:span><text:span text:style-name="T8">e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i</text:span><text:span text:style-name="T8">d</text:span><text:span text:style-name="T8">a</text:span><text:span text:style-name="T8">d</text:span><text:span text:style-name="T8">e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o</text:span><text:span text:style-name="T8"> </text:span><text:span text:style-name="T8">f</text:span><text:span text:style-name="T8">i</text:span><text:span text:style-name="T8">m</text:span></text:p>
              <text:p><text:span text:style-name="T8"><text:s/></text:span><text:span text:style-name="T8"><text:s/></text:span><text:span text:style-name="T8">-</text:span><text:span text:style-name="T8"> </text:span><text:span text:style-name="T8">c</text:span><text:span text:style-name="T8">r</text:span><text:span text:style-name="T8">i</text:span><text:span text:style-name="T8">a</text:span><text:span text:style-name="T8">r</text:span><text:span text:style-name="T8"> </text:span><text:span text:style-name="T8">u</text:span><text:span text:style-name="T8">m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c</text:span><text:span text:style-name="T8">a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g</text:span><text:span text:style-name="T8">u</text:span><text:span text:style-name="T8">i</text:span><text:span text:style-name="T8">a</text:span><text:span text:style-name="T8">r</text:span><text:span text:style-name="T8"> </text:span><text:span text:style-name="T8">a</text:span><text:span text:style-name="T8"> </text:span><text:span text:style-name="T8">a</text:span><text:span text:style-name="T8">u</text:span><text:span text:style-name="T8">l</text:span><text:span text:style-name="T8">a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A</text:span><text:span text:style-name="T7">r</text:span><text:span text:style-name="T7">q</text:span><text:span text:style-name="T7">u</text:span><text:span text:style-name="T7">i</text:span><text:span text:style-name="T7">v</text:span><text:span text:style-name="T7">o</text:span><text:span text:style-name="T7">s</text:span><text:span text:style-name="T7">:</text:span><text:span text:style-name="T7"> </text:span><text:span text:style-name="T7">l</text:span><text:span text:style-name="T7">e</text:span><text:span text:style-name="T7">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9">&lt;str&gt; = &lt;var&gt;.read(&lt;n&gt;)</text:span></text:p>
                <text:list>
                  <text:list-item>
                    <text:p xml:id="id21" text:id="id21"><text:span text:style-name="T9">&lt;n&gt;</text:span>: quantidade de bytes (opcional)</text:p>
                  </text:list-item>
                </text:list>
              </text:list-item>
            </text:list>
          </draw:text-box>
        </draw:frame>
        <draw:frame presentation:style-name="pr7" draw:text-style-name="P8" xml:id="id22" draw:id="id22" draw:layer="layout" svg:width="20.711cm" svg:height="7.47cm" svg:x="3.732cm" svg:y="10.129cm">
          <draw:text-box>
            <text:p text:style-name="P7"><text:span text:style-name="T13">arq = open(‘c:\teste.txt’, ‘r’)</text:span></text:p>
            <text:p text:style-name="P7"><text:span text:style-name="T13"/></text:p>
            <text:p text:style-name="P7"><text:span text:style-name="T13">tudo = arq.read()</text:span></text:p>
            <text:p text:style-name="P7"><text:span text:style-name="T13">print(tudo)</text:span></text:p>
            <text:p text:style-name="P7"><text:span text:style-name="T13"/></text:p>
            <text:p text:style-name="P7"><text:span text:style-name="T13">arq.close()</text:span></text:p>
          </draw:text-box>
        </draw:frame>
        <draw:line draw:style-name="gr3" draw:text-style-name="P9" draw:layer="DrawnInSlideshow" svg:x1="5.322cm" svg:y1="2.282cm" svg:x2="5.289cm" svg:y2="2.282cm">
          <text:p/>
        </draw:line>
        <draw:line draw:style-name="gr3" draw:text-style-name="P9" draw:layer="DrawnInSlideshow" svg:x1="5.322cm" svg:y1="2.282cm" svg:x2="5.289cm" svg:y2="2.282cm">
          <text:p/>
        </draw:line>
        <draw:line draw:style-name="gr3" draw:text-style-name="P9" draw:layer="DrawnInSlideshow" svg:x1="5.322cm" svg:y1="2.282cm" svg:x2="5.289cm" svg:y2="2.282cm">
          <text:p/>
        </draw:line>
        <draw:line draw:style-name="gr3" draw:text-style-name="P9" draw:layer="DrawnInSlideshow" svg:x1="5.322cm" svg:y1="2.282cm" svg:x2="5.289cm" svg:y2="2.28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<text:span text:style-name="T8">-</text:span><text:span text:style-name="T8"> </text:span><text:span text:style-name="T8">T</text:span><text:span text:style-name="T8">O</text:span><text:span text:style-name="T8">D</text:span><text:span text:style-name="T8">O</text:span><text:span text:style-name="T8">:</text:span></text:p>
              <text:p><text:span text:style-name="T8"><text:s/></text:span><text:span text:style-name="T8"><text:s/></text:span><text:span text:style-name="T8">-</text:span><text:span text:style-name="T8"> </text:span><text:span text:style-name="T8">m</text:span><text:span text:style-name="T8">o</text:span><text:span text:style-name="T8">v</text:span><text:span text:style-name="T8">e</text:span><text:span text:style-name="T8">r</text:span><text:span text:style-name="T8"> </text:span><text:span text:style-name="T8">e</text:span><text:span text:style-name="T8">s</text:span><text:span text:style-name="T8">s</text:span><text:span text:style-name="T8">e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i</text:span><text:span text:style-name="T8">d</text:span><text:span text:style-name="T8">a</text:span><text:span text:style-name="T8">d</text:span><text:span text:style-name="T8">e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o</text:span><text:span text:style-name="T8"> </text:span><text:span text:style-name="T8">f</text:span><text:span text:style-name="T8">i</text:span><text:span text:style-name="T8">m</text:span></text:p>
              <text:p><text:span text:style-name="T8"><text:s/></text:span><text:span text:style-name="T8"><text:s/></text:span><text:span text:style-name="T8">-</text:span><text:span text:style-name="T8"> </text:span><text:span text:style-name="T8">c</text:span><text:span text:style-name="T8">r</text:span><text:span text:style-name="T8">i</text:span><text:span text:style-name="T8">a</text:span><text:span text:style-name="T8">r</text:span><text:span text:style-name="T8"> </text:span><text:span text:style-name="T8">u</text:span><text:span text:style-name="T8">m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c</text:span><text:span text:style-name="T8">a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g</text:span><text:span text:style-name="T8">u</text:span><text:span text:style-name="T8">i</text:span><text:span text:style-name="T8">a</text:span><text:span text:style-name="T8">r</text:span><text:span text:style-name="T8"> </text:span><text:span text:style-name="T8">a</text:span><text:span text:style-name="T8"> </text:span><text:span text:style-name="T8">a</text:span><text:span text:style-name="T8">u</text:span><text:span text:style-name="T8">l</text:span><text:span text:style-name="T8">a</text:span></text:p>
            </draw:text-box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A</text:span><text:span text:style-name="T7">r</text:span><text:span text:style-name="T7">q</text:span><text:span text:style-name="T7">u</text:span><text:span text:style-name="T7">i</text:span><text:span text:style-name="T7">v</text:span><text:span text:style-name="T7">o</text:span><text:span text:style-name="T7">s</text:span><text:span text:style-name="T7">:</text:span><text:span text:style-name="T7"> </text:span><text:span text:style-name="T7">l</text:span><text:span text:style-name="T7">e</text:span><text:span text:style-name="T7">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9">&lt;var&gt;.readline()</text:span></text:p>
                <text:list>
                  <text:list-item>
                    <text:p xml:id="id24" text:id="id24">lê uma linha a cada chamada</text:p>
                  </text:list-item>
                  <text:list-item>
                    <text:p xml:id="id25" text:id="id25">retorna a string vazia ao terminar</text:p>
                  </text:list-item>
                </text:list>
              </text:list-item>
            </text:list>
          </draw:text-box>
        </draw:frame>
        <draw:frame presentation:style-name="pr7" draw:text-style-name="P8" xml:id="id26" draw:id="id26" draw:layer="layout" svg:width="20.711cm" svg:height="7.47cm" svg:x="3.732cm" svg:y="11.129cm">
          <draw:text-box>
            <text:p text:style-name="P7"><text:span text:style-name="T13">arq = open(‘c:\teste.txt’, ‘r’)</text:span></text:p>
            <text:p text:style-name="P7"><text:span text:style-name="T13"/></text:p>
            <text:p text:style-name="P7"><text:span text:style-name="T13">print(arq.readline())</text:span></text:p>
            <text:p text:style-name="P7"><text:span text:style-name="T13">print(arq.readline())</text:span></text:p>
            <text:p text:style-name="P7"><text:span text:style-name="T13"/></text:p>
            <text:p text:style-name="P7"><text:span text:style-name="T13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<text:span text:style-name="T8">-</text:span><text:span text:style-name="T8"> </text:span><text:span text:style-name="T8">T</text:span><text:span text:style-name="T8">O</text:span><text:span text:style-name="T8">D</text:span><text:span text:style-name="T8">O</text:span><text:span text:style-name="T8">:</text:span></text:p>
              <text:p><text:span text:style-name="T8"><text:s/></text:span><text:span text:style-name="T8"><text:s/></text:span><text:span text:style-name="T8">-</text:span><text:span text:style-name="T8"> </text:span><text:span text:style-name="T8">m</text:span><text:span text:style-name="T8">o</text:span><text:span text:style-name="T8">v</text:span><text:span text:style-name="T8">e</text:span><text:span text:style-name="T8">r</text:span><text:span text:style-name="T8"> </text:span><text:span text:style-name="T8">e</text:span><text:span text:style-name="T8">s</text:span><text:span text:style-name="T8">s</text:span><text:span text:style-name="T8">e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i</text:span><text:span text:style-name="T8">d</text:span><text:span text:style-name="T8">a</text:span><text:span text:style-name="T8">d</text:span><text:span text:style-name="T8">e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o</text:span><text:span text:style-name="T8"> </text:span><text:span text:style-name="T8">f</text:span><text:span text:style-name="T8">i</text:span><text:span text:style-name="T8">m</text:span></text:p>
              <text:p><text:span text:style-name="T8"><text:s/></text:span><text:span text:style-name="T8"><text:s/></text:span><text:span text:style-name="T8">-</text:span><text:span text:style-name="T8"> </text:span><text:span text:style-name="T8">c</text:span><text:span text:style-name="T8">r</text:span><text:span text:style-name="T8">i</text:span><text:span text:style-name="T8">a</text:span><text:span text:style-name="T8">r</text:span><text:span text:style-name="T8"> </text:span><text:span text:style-name="T8">u</text:span><text:span text:style-name="T8">m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c</text:span><text:span text:style-name="T8">a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g</text:span><text:span text:style-name="T8">u</text:span><text:span text:style-name="T8">i</text:span><text:span text:style-name="T8">a</text:span><text:span text:style-name="T8">r</text:span><text:span text:style-name="T8"> </text:span><text:span text:style-name="T8">a</text:span><text:span text:style-name="T8"> </text:span><text:span text:style-name="T8">a</text:span><text:span text:style-name="T8">u</text:span><text:span text:style-name="T8">l</text:span><text:span text:style-name="T8">a</text:span></text:p>
            </draw:text-box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A</text:span><text:span text:style-name="T7">r</text:span><text:span text:style-name="T7">q</text:span><text:span text:style-name="T7">u</text:span><text:span text:style-name="T7">i</text:span><text:span text:style-name="T7">v</text:span><text:span text:style-name="T7">o</text:span><text:span text:style-name="T7">s</text:span><text:span text:style-name="T7">:</text:span><text:span text:style-name="T7"> </text:span><text:span text:style-name="T7">l</text:span><text:span text:style-name="T7">e</text:span><text:span text:style-name="T7">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><text:span text:style-name="T9">&lt;var&gt;.readline()</text:span></text:p>
                <text:list>
                  <text:list-item>
                    <text:p>lê uma linha a cada chamada</text:p>
                  </text:list-item>
                  <text:list-item>
                    <text:p>retorna a string vazia ao terminar</text:p>
                  </text:list-item>
                </text:list>
              </text:list-item>
            </text:list>
          </draw:text-box>
        </draw:frame>
        <draw:frame presentation:style-name="pr8" draw:text-style-name="P8" xml:id="id27" draw:id="id27" draw:layer="layout" svg:width="20.711cm" svg:height="10.023cm" svg:x="3.732cm" svg:y="10.25cm">
          <draw:text-box>
            <text:p text:style-name="P7"><text:span text:style-name="T15">arq = open(‘c:\teste.txt’, ‘r’)</text:span></text:p>
            <text:p text:style-name="P7"><text:span text:style-name="T13"/></text:p>
            <text:p text:style-name="P7"><text:span text:style-name="T15">while True:</text:span></text:p>
            <text:p text:style-name="P7"><text:span text:style-name="T15"><text:s text:c="4"/></text:span><text:span text:style-name="T15">linha = arq.readline()</text:span></text:p>
            <text:p text:style-name="P7"><text:span text:style-name="T15"><text:s text:c="4"/></text:span><text:span text:style-name="T15">if linha == ‘’:</text:span></text:p>
            <text:p text:style-name="P7"><text:span text:style-name="T15"><text:s text:c="8"/></text:span><text:span text:style-name="T15">break</text:span></text:p>
            <text:p text:style-name="P7"><text:span text:style-name="T15"><text:s text:c="4"/></text:span><text:span text:style-name="T15">else:</text:span></text:p>
            <text:p text:style-name="P7"><text:span text:style-name="T15"><text:s text:c="8"/></text:span><text:span text:style-name="T15">print(linha)</text:span></text:p>
            <text:p text:style-name="P7"><text:span text:style-name="T13"/></text:p>
            <text:p text:style-name="P7"><text:span text:style-name="T15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<text:span text:style-name="T8">-</text:span><text:span text:style-name="T8"> </text:span><text:span text:style-name="T8">T</text:span><text:span text:style-name="T8">O</text:span><text:span text:style-name="T8">D</text:span><text:span text:style-name="T8">O</text:span><text:span text:style-name="T8">:</text:span></text:p>
              <text:p><text:span text:style-name="T8"><text:s/></text:span><text:span text:style-name="T8"><text:s/></text:span><text:span text:style-name="T8">-</text:span><text:span text:style-name="T8"> </text:span><text:span text:style-name="T8">m</text:span><text:span text:style-name="T8">o</text:span><text:span text:style-name="T8">v</text:span><text:span text:style-name="T8">e</text:span><text:span text:style-name="T8">r</text:span><text:span text:style-name="T8"> </text:span><text:span text:style-name="T8">e</text:span><text:span text:style-name="T8">s</text:span><text:span text:style-name="T8">s</text:span><text:span text:style-name="T8">e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i</text:span><text:span text:style-name="T8">d</text:span><text:span text:style-name="T8">a</text:span><text:span text:style-name="T8">d</text:span><text:span text:style-name="T8">e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o</text:span><text:span text:style-name="T8"> </text:span><text:span text:style-name="T8">f</text:span><text:span text:style-name="T8">i</text:span><text:span text:style-name="T8">m</text:span></text:p>
              <text:p><text:span text:style-name="T8"><text:s/></text:span><text:span text:style-name="T8"><text:s/></text:span><text:span text:style-name="T8">-</text:span><text:span text:style-name="T8"> </text:span><text:span text:style-name="T8">c</text:span><text:span text:style-name="T8">r</text:span><text:span text:style-name="T8">i</text:span><text:span text:style-name="T8">a</text:span><text:span text:style-name="T8">r</text:span><text:span text:style-name="T8"> </text:span><text:span text:style-name="T8">u</text:span><text:span text:style-name="T8">m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c</text:span><text:span text:style-name="T8">a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g</text:span><text:span text:style-name="T8">u</text:span><text:span text:style-name="T8">i</text:span><text:span text:style-name="T8">a</text:span><text:span text:style-name="T8">r</text:span><text:span text:style-name="T8"> </text:span><text:span text:style-name="T8">a</text:span><text:span text:style-name="T8"> </text:span><text:span text:style-name="T8">a</text:span><text:span text:style-name="T8">u</text:span><text:span text:style-name="T8">l</text:span><text:span text:style-name="T8">a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7">A</text:span><text:span text:style-name="T7">r</text:span><text:span text:style-name="T7">q</text:span><text:span text:style-name="T7">u</text:span><text:span text:style-name="T7">i</text:span><text:span text:style-name="T7">v</text:span><text:span text:style-name="T7">o</text:span><text:span text:style-name="T7">s</text:span><text:span text:style-name="T7">:</text:span><text:span text:style-name="T7"> </text:span><text:span text:style-name="T7">l</text:span><text:span text:style-name="T7">e</text:span><text:span text:style-name="T7">r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><text:span text:style-name="T9">&lt;var&gt;.readline()</text:span></text:p>
                <text:list>
                  <text:list-item>
                    <text:p>lê uma linha a cada chamada</text:p>
                  </text:list-item>
                  <text:list-item>
                    <text:p>retorna a string vazia ao terminar</text:p>
                  </text:list-item>
                </text:list>
              </text:list-item>
            </text:list>
          </draw:text-box>
        </draw:frame>
        <draw:frame presentation:style-name="pr7" draw:text-style-name="P8" xml:id="id28" draw:id="id28" draw:layer="layout" svg:width="20.711cm" svg:height="7.47cm" svg:x="3.732cm" svg:y="11.526cm">
          <draw:text-box>
            <text:p text:style-name="P7"><text:span text:style-name="T15">arq = open(‘c:\teste.txt’, ‘r’)</text:span></text:p>
            <text:p text:style-name="P7"><text:span text:style-name="T13"/></text:p>
            <text:p text:style-name="P7"><text:span text:style-name="T15">for linha in arq:</text:span></text:p>
            <text:p text:style-name="P7"><text:span text:style-name="T15"><text:s text:c="4"/></text:span><text:span text:style-name="T15">print(linha)</text:span></text:p>
            <text:p text:style-name="P7"><text:span text:style-name="T13"/></text:p>
            <text:p text:style-name="P7"><text:span text:style-name="T15">arq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<text:span text:style-name="T8">-</text:span><text:span text:style-name="T8"> </text:span><text:span text:style-name="T8">T</text:span><text:span text:style-name="T8">O</text:span><text:span text:style-name="T8">D</text:span><text:span text:style-name="T8">O</text:span><text:span text:style-name="T8">:</text:span></text:p>
              <text:p><text:span text:style-name="T8"><text:s/></text:span><text:span text:style-name="T8"><text:s/></text:span><text:span text:style-name="T8">-</text:span><text:span text:style-name="T8"> </text:span><text:span text:style-name="T8">m</text:span><text:span text:style-name="T8">o</text:span><text:span text:style-name="T8">v</text:span><text:span text:style-name="T8">e</text:span><text:span text:style-name="T8">r</text:span><text:span text:style-name="T8"> </text:span><text:span text:style-name="T8">e</text:span><text:span text:style-name="T8">s</text:span><text:span text:style-name="T8">s</text:span><text:span text:style-name="T8">e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i</text:span><text:span text:style-name="T8">d</text:span><text:span text:style-name="T8">a</text:span><text:span text:style-name="T8">d</text:span><text:span text:style-name="T8">e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o</text:span><text:span text:style-name="T8"> </text:span><text:span text:style-name="T8">f</text:span><text:span text:style-name="T8">i</text:span><text:span text:style-name="T8">m</text:span></text:p>
              <text:p><text:span text:style-name="T8"><text:s/></text:span><text:span text:style-name="T8"><text:s/></text:span><text:span text:style-name="T8">-</text:span><text:span text:style-name="T8"> </text:span><text:span text:style-name="T8">c</text:span><text:span text:style-name="T8">r</text:span><text:span text:style-name="T8">i</text:span><text:span text:style-name="T8">a</text:span><text:span text:style-name="T8">r</text:span><text:span text:style-name="T8"> </text:span><text:span text:style-name="T8">u</text:span><text:span text:style-name="T8">m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c</text:span><text:span text:style-name="T8">a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g</text:span><text:span text:style-name="T8">u</text:span><text:span text:style-name="T8">i</text:span><text:span text:style-name="T8">a</text:span><text:span text:style-name="T8">r</text:span><text:span text:style-name="T8"> </text:span><text:span text:style-name="T8">a</text:span><text:span text:style-name="T8"> </text:span><text:span text:style-name="T8">a</text:span><text:span text:style-name="T8">u</text:span><text:span text:style-name="T8">l</text:span><text:span text:style-name="T8">a</text:span></text:p>
            </draw:text-box>
          </draw:frame>
        </presentation:notes>
      </draw:page>
      <draw:page draw:name="page11" draw:style-name="dp1" draw:master-page-name="oranssi" presentation:presentation-page-layout-name="AL2T1">
        <draw:frame presentation:style-name="pr4" draw:layer="layout" svg:width="13.283cm" svg:height="15.213cm" svg:x="-0.8cm" svg:y="4.914cm" presentation:class="outline" presentation:user-transformed="true">
          <draw:text-box>
            <text:list text:style-name="L2">
              <text:list-item>
                <text:p xml:id="id29" text:id="id29"><text:span text:style-name="T16">ler de um arquivo os nomes e notas dos alunos</text:span></text:p>
              </text:list-item>
              <text:list-item>
                <text:p xml:id="id30" text:id="id30"><text:span text:style-name="T16">exibir o nome do aluno com a maior nota</text:span></text:p>
              </text:list-item>
              <text:list-item>
                <text:p xml:id="id31" text:id="id31"><text:span text:style-name="T16">exibir a média das notas</text:span></text:p>
              </text:list-item>
            </text:list>
          </draw:text-box>
        </draw:frame>
        <draw:frame presentation:style-name="pr9" draw:text-style-name="P8" xml:id="id32" draw:id="id32" draw:layer="layout" svg:width="14.687cm" svg:height="14.517cm" svg:x="12.819cm" svg:y="5.33cm">
          <draw:text-box>
            <text:p text:style-name="P7"><text:span text:style-name="T17">arq = open('notas.txt', 'r')</text:span></text:p>
            <text:p text:style-name="P7"><text:span text:style-name="T17">n = 0</text:span></text:p>
            <text:p text:style-name="P7"><text:span text:style-name="T17">soma = 0</text:span></text:p>
            <text:p text:style-name="P7"><text:span text:style-name="T17">maior_nota = -1</text:span></text:p>
            <text:p text:style-name="P7"><text:span text:style-name="T17">maior_nome = ''</text:span></text:p>
            <text:p text:style-name="P7"><text:span text:style-name="T17">while linha in arq:</text:span></text:p>
            <text:p text:style-name="P7"><text:span text:style-name="T17"><text:s text:c="2"/></text:span><text:span text:style-name="T15">nome</text:span><text:span text:style-name="T17">_nota = linha.split(' ')</text:span></text:p>
            <text:p text:style-name="P7"><text:span text:style-name="T17"><text:s text:c="2"/></text:span><text:span text:style-name="T17">nome = nome_nota[0]</text:span></text:p>
            <text:p text:style-name="P7"><text:span text:style-name="T17"><text:s text:c="2"/></text:span><text:span text:style-name="T17">nota = int(nome_nota[1])</text:span></text:p>
            <text:p text:style-name="P7"><text:span text:style-name="T17"><text:s text:c="2"/></text:span><text:span text:style-name="T17">n = n + 1</text:span></text:p>
            <text:p text:style-name="P7"><text:span text:style-name="T17"><text:s text:c="2"/></text:span><text:span text:style-name="T17">soma = soma + nota</text:span></text:p>
            <text:p text:style-name="P7"><text:span text:style-name="T17"><text:s text:c="2"/></text:span><text:span text:style-name="T17">if nota &gt; maior_nota:</text:span></text:p>
            <text:p text:style-name="P7"><text:span text:style-name="T17"><text:s text:c="4"/></text:span><text:span text:style-name="T17">maior_nome = nome</text:span></text:p>
            <text:p text:style-name="P7"><text:span text:style-name="T17">print(maior_nome)</text:span></text:p>
            <text:p text:style-name="P7"><text:span text:style-name="T17">print(soma/float(n))</text:span></text:p>
            <text:p text:style-name="P7"><text:span text:style-name="T17">arq.close()</text:span></text:p>
          </draw:text-box>
        </draw:frame>
        <draw:frame presentation:style-name="pr3" draw:text-style-name="P5" draw:layer="layout" svg:width="25.199cm" svg:height="3.506cm" svg:x="1.401cm" svg:y="0.837cm" presentation:class="title" presentation:user-transformed="true">
          <draw:text-box>
            <text:p><text:span text:style-name="T7">E</text:span><text:span text:style-name="T7">x</text:span><text:span text:style-name="T7">e</text:span><text:span text:style-name="T7">r</text:span><text:span text:style-name="T7">c</text:span><text:span text:style-name="T7">í</text:span><text:span text:style-name="T7">c</text:span><text:span text:style-name="T7">i</text:span><text:span text:style-name="T7">o</text:span><text:span text:style-name="T7"> </text:span><text:span text:style-name="T7">0</text:span><text:span text:style-name="T7">2</text:span></text:p>
          </draw:text-box>
        </draw:frame>
        <draw:line draw:style-name="gr3" draw:text-style-name="P9" draw:layer="DrawnInSlideshow" svg:x1="5.256cm" svg:y1="2.282cm" svg:x2="5.223cm" svg:y2="2.282cm">
          <text:p/>
        </draw:line>
        <draw:line draw:style-name="gr3" draw:text-style-name="P9" draw:layer="DrawnInSlideshow" svg:x1="5.256cm" svg:y1="2.282cm" svg:x2="5.223cm" svg:y2="2.28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<text:span text:style-name="T8">-</text:span><text:span text:style-name="T8"> </text:span><text:span text:style-name="T8">T</text:span><text:span text:style-name="T8">O</text:span><text:span text:style-name="T8">D</text:span><text:span text:style-name="T8">O</text:span><text:span text:style-name="T8">:</text:span></text:p>
              <text:p><text:span text:style-name="T8"><text:s/></text:span><text:span text:style-name="T8"><text:s/></text:span><text:span text:style-name="T8">-</text:span><text:span text:style-name="T8"> </text:span><text:span text:style-name="T8">m</text:span><text:span text:style-name="T8">o</text:span><text:span text:style-name="T8">v</text:span><text:span text:style-name="T8">e</text:span><text:span text:style-name="T8">r</text:span><text:span text:style-name="T8"> </text:span><text:span text:style-name="T8">e</text:span><text:span text:style-name="T8">s</text:span><text:span text:style-name="T8">s</text:span><text:span text:style-name="T8">e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i</text:span><text:span text:style-name="T8">d</text:span><text:span text:style-name="T8">a</text:span><text:span text:style-name="T8">d</text:span><text:span text:style-name="T8">e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o</text:span><text:span text:style-name="T8"> </text:span><text:span text:style-name="T8">f</text:span><text:span text:style-name="T8">i</text:span><text:span text:style-name="T8">m</text:span></text:p>
              <text:p><text:span text:style-name="T8"><text:s/></text:span><text:span text:style-name="T8"><text:s/></text:span><text:span text:style-name="T8">-</text:span><text:span text:style-name="T8"> </text:span><text:span text:style-name="T8">c</text:span><text:span text:style-name="T8">r</text:span><text:span text:style-name="T8">i</text:span><text:span text:style-name="T8">a</text:span><text:span text:style-name="T8">r</text:span><text:span text:style-name="T8"> </text:span><text:span text:style-name="T8">u</text:span><text:span text:style-name="T8">m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c</text:span><text:span text:style-name="T8">a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g</text:span><text:span text:style-name="T8">u</text:span><text:span text:style-name="T8">i</text:span><text:span text:style-name="T8">a</text:span><text:span text:style-name="T8">r</text:span><text:span text:style-name="T8"> </text:span><text:span text:style-name="T8">a</text:span><text:span text:style-name="T8"> </text:span><text:span text:style-name="T8">a</text:span><text:span text:style-name="T8">u</text:span><text:span text:style-name="T8">l</text:span><text:span text:style-name="T8">a</text:span></text:p>
            </draw:text-box>
          </draw:frame>
        </presentation:notes>
      </draw:page>
      <draw:page draw:name="page12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7">E</text:span><text:span text:style-name="T7">x</text:span><text:span text:style-name="T7">e</text:span><text:span text:style-name="T7">r</text:span><text:span text:style-name="T7">c</text:span><text:span text:style-name="T7">í</text:span><text:span text:style-name="T7">c</text:span><text:span text:style-name="T7">i</text:span><text:span text:style-name="T7">o</text:span><text:span text:style-name="T7"> </text:span><text:span text:style-name="T7">0</text:span><text:span text:style-name="T7">3</text:span></text:p>
          </draw:text-box>
        </draw:frame>
        <draw:frame presentation:style-name="pr4" draw:layer="layout" svg:width="15.012cm" svg:height="15.213cm" svg:x="-0.9cm" svg:y="4.914cm" presentation:class="outline" presentation:user-transformed="true">
          <draw:text-box>
            <text:list text:style-name="L2">
              <text:list-item>
                <text:p xml:id="id33" text:id="id33"><text:span text:style-name="T16">ler o arquivo do exercício anterior</text:span></text:p>
              </text:list-item>
              <text:list-item>
                <text:p xml:id="id34" text:id="id34"><text:span text:style-name="T16">criar um novo arquivo com os nomes do alunos com notas acima da média</text:span></text:p>
              </text:list-item>
            </text:list>
          </draw:text-box>
        </draw:frame>
        <draw:frame presentation:style-name="pr10" draw:text-style-name="P8" xml:id="id35" draw:id="id35" draw:layer="layout" svg:width="13.367cm" svg:height="17.263cm" svg:x="14.336cm" svg:y="3.536cm">
          <draw:text-box>
            <text:p text:style-name="P7"><text:span text:style-name="T18">arq = open('notas.txt', 'r')</text:span></text:p>
            <text:p text:style-name="P7"><text:span text:style-name="T18">n = 0</text:span></text:p>
            <text:p text:style-name="P7"><text:span text:style-name="T18">soma = 0</text:span></text:p>
            <text:p text:style-name="P7"><text:span text:style-name="T18">for linha in arq:</text:span></text:p>
            <text:p text:style-name="P7"><text:span text:style-name="T18"><text:s text:c="2"/></text:span><text:span text:style-name="T18">nome_nota = linha.split(' ')</text:span></text:p>
            <text:p text:style-name="P7"><text:span text:style-name="T18"><text:s text:c="2"/></text:span><text:span text:style-name="T18">nome = nome_nota[0]</text:span></text:p>
            <text:p text:style-name="P7"><text:span text:style-name="T18"><text:s text:c="2"/></text:span><text:span text:style-name="T18">nota = int(nome_nota[1])</text:span></text:p>
            <text:p text:style-name="P7"><text:span text:style-name="T18"><text:s text:c="2"/></text:span><text:span text:style-name="T18">n = n + 1</text:span></text:p>
            <text:p text:style-name="P7"><text:span text:style-name="T18"><text:s text:c="2"/></text:span><text:span text:style-name="T18">soma = soma + nota</text:span></text:p>
            <text:p text:style-name="P7"><text:span text:style-name="T18">media = (soma / float(n))</text:span></text:p>
            <text:p text:style-name="P7"><text:span text:style-name="T18">arq.close()</text:span></text:p>
            <text:p text:style-name="P7"><text:span text:style-name="T18">arq_r = open('notas.txt', 'r')</text:span></text:p>
            <text:p text:style-name="P7"><text:span text:style-name="T18">arq_w = open('nomes.txt', 'w')</text:span></text:p>
            <text:p text:style-name="P7"><text:span text:style-name="T18">for linha in arq_r:</text:span></text:p>
            <text:p text:style-name="P7"><text:span text:style-name="T18"><text:s text:c="2"/></text:span><text:span text:style-name="T18">nome_nota = linha.split(' ')</text:span></text:p>
            <text:p text:style-name="P7"><text:span text:style-name="T18"><text:s text:c="2"/></text:span><text:span text:style-name="T18">nome = nome_nota[0]</text:span></text:p>
            <text:p text:style-name="P7"><text:span text:style-name="T18"><text:s text:c="2"/></text:span><text:span text:style-name="T18">nota = int(nome_nota[1])</text:span></text:p>
            <text:p text:style-name="P7"><text:span text:style-name="T18"><text:s text:c="2"/></text:span><text:span text:style-name="T18">if nota &gt;= media:</text:span></text:p>
            <text:p text:style-name="P7"><text:span text:style-name="T18"><text:s text:c="6"/></text:span><text:span text:style-name="T18">arq_w.write(nome + '\n')</text:span></text:p>
            <text:p text:style-name="P7"><text:span text:style-name="T18">arq_r.close()</text:span></text:p>
            <text:p text:style-name="P7"><text:span text:style-name="T18">arq_w.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<text:span text:style-name="T8">-</text:span><text:span text:style-name="T8"> </text:span><text:span text:style-name="T8">T</text:span><text:span text:style-name="T8">O</text:span><text:span text:style-name="T8">D</text:span><text:span text:style-name="T8">O</text:span><text:span text:style-name="T8">:</text:span></text:p>
              <text:p><text:span text:style-name="T8"><text:s/></text:span><text:span text:style-name="T8"><text:s/></text:span><text:span text:style-name="T8">-</text:span><text:span text:style-name="T8"> </text:span><text:span text:style-name="T8">m</text:span><text:span text:style-name="T8">o</text:span><text:span text:style-name="T8">v</text:span><text:span text:style-name="T8">e</text:span><text:span text:style-name="T8">r</text:span><text:span text:style-name="T8"> </text:span><text:span text:style-name="T8">e</text:span><text:span text:style-name="T8">s</text:span><text:span text:style-name="T8">s</text:span><text:span text:style-name="T8">e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i</text:span><text:span text:style-name="T8">d</text:span><text:span text:style-name="T8">a</text:span><text:span text:style-name="T8">d</text:span><text:span text:style-name="T8">e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o</text:span><text:span text:style-name="T8"> </text:span><text:span text:style-name="T8">f</text:span><text:span text:style-name="T8">i</text:span><text:span text:style-name="T8">m</text:span></text:p>
              <text:p><text:span text:style-name="T8"><text:s/></text:span><text:span text:style-name="T8"><text:s/></text:span><text:span text:style-name="T8">-</text:span><text:span text:style-name="T8"> </text:span><text:span text:style-name="T8">c</text:span><text:span text:style-name="T8">r</text:span><text:span text:style-name="T8">i</text:span><text:span text:style-name="T8">a</text:span><text:span text:style-name="T8">r</text:span><text:span text:style-name="T8"> </text:span><text:span text:style-name="T8">u</text:span><text:span text:style-name="T8">m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e</text:span><text:span text:style-name="T8">m</text:span><text:span text:style-name="T8"> </text:span><text:span text:style-name="T8">o</text:span><text:span text:style-name="T8">r</text:span><text:span text:style-name="T8">d</text:span><text:span text:style-name="T8">e</text:span><text:span text:style-name="T8">m</text:span><text:span text:style-name="T8"> </text:span><text:span text:style-name="T8">d</text:span><text:span text:style-name="T8">e</text:span><text:span text:style-name="T8"> </text:span><text:span text:style-name="T8">a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c</text:span><text:span text:style-name="T8">a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g</text:span><text:span text:style-name="T8">u</text:span><text:span text:style-name="T8">i</text:span><text:span text:style-name="T8">a</text:span><text:span text:style-name="T8">r</text:span><text:span text:style-name="T8"> </text:span><text:span text:style-name="T8">a</text:span><text:span text:style-name="T8"> </text:span><text:span text:style-name="T8">a</text:span><text:span text:style-name="T8">u</text:span><text:span text:style-name="T8">l</text:span><text:span text:style-name="T8">a</text:span></text:p>
            </draw:text-box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39</meta:editing-cycles>
    <meta:editing-duration>P51DT20H14M16S</meta:editing-duration>
    <meta:initial-creator>chico </meta:initial-creator>
    <dc:date>2019-10-17T08:56:48.740745142</dc:date>
    <meta:document-statistic meta:object-count="1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